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mVectorsReader.checkValidFormat( IndexInput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rmVectorsReader.seekTvx( final int docNu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rmVectorsReader.getTvf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ArrayTermVectorMapper.materializeVecto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rmVectorsReader.readFields( int fieldCou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rmVectorsReader.clon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rmVectorsReader.readTermVectors( String fields [ ] , long tvfPointers [ ] , TermVectorMapper map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rmVectorsReader.getTvd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VectorsReader.readTermVector( String field , long tvfPointer , TermVectorMapper mapper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7">
            <text:p text:style-name="Table_20_Contents">27</text:p>
          </table:table-cell>
          <table:table-cell office:value-type="float" office:value="92">
            <text:p text:style-name="Table_20_Contents">92</text:p>
          </table:table-cell>
        </table:table-row>
        <table:table-row>
          <table:table-cell office:value-type="string">
            <text:p text:style-name="Table_20_Contents">TermVectorsReader.get( int docNum , String field , TermVectorMapper mapp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ParallelArrayTermVectorMapper.setExpectations( String field , int numTerms , boolean storeOffsets , boolean storePosi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rmVectorsReader.TermVectorsReader( Directory d , String segment , FieldInfos fieldInfos , int readBufferSize , int docStoreOffset , int siz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TermVectorsReader.clos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rmVectorsReader.get( int docNum ,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rmVectorsReader.readTermVectors( int docNum , String fields [ ] , long tvfPointers [ ]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rmVectorsReader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VectorsReader.get( int docNumber , TermVectorMapper mapp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rmVectorsReader.TermVectorsReader( Directory d , String segment , FieldInfos fieldInf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ArrayTermVectorMapper.map( String term , int frequency , TermVectorOffsetInfo [ ] offsets , int [ ] posi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rmVectorsReader.TermVectorsReader( Directory d , String segment , FieldInfos fieldInfos , int read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VectorsReader.get( int docNu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rmVectorsReader.rawDocs( int [ ] tvdLengths , int [ ] tvfLengths , int startDocID , int numDoc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TermVectorsReader.readTvfPointers( int fieldCou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rmVectorsReader.canReadRawDo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